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Tabela1" style:family="table">
      <style:table-properties style:width="17.013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12.197cm"/>
    </style:style>
    <style:style style:name="Tabela1.B" style:family="table-column">
      <style:table-column-properties style:column-width="4.815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1c1c1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B1" style:family="table-cell">
      <style:table-cell-properties fo:background-color="#1c1c1c" fo:padding="0.049cm" fo:border="0.05pt solid #000000" style:writing-mode="page">
        <style:background-image/>
      </style:table-cell-properties>
    </style:style>
    <style:style style:name="Tabela2" style:family="table">
      <style:table-properties style:width="14.489cm" table:align="left" fo:background-color="transparent">
        <style:background-image/>
      </style:table-properties>
    </style:style>
    <style:style style:name="Tabela2.A" style:family="table-column">
      <style:table-column-properties style:column-width="3.237cm"/>
    </style:style>
    <style:style style:name="Tabela2.B" style:family="table-column">
      <style:table-column-properties style:column-width="4.156cm"/>
    </style:style>
    <style:style style:name="Tabela2.C" style:family="table-column">
      <style:table-column-properties style:column-width="2.831cm"/>
    </style:style>
    <style:style style:name="Tabela2.D" style:family="table-column">
      <style:table-column-properties style:column-width="4.265cm"/>
    </style:style>
    <style:style style:name="Tabe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D1" style:family="table-cell">
      <style:table-cell-properties style:vertical-align="middle" fo:padding="0.049cm" fo:border="0.05pt solid #000000"/>
    </style:style>
    <style:style style:name="Tabela2.2" style:family="table-row">
      <style:table-row-properties fo:background-color="transparent">
        <style:background-image/>
      </style:table-row-properties>
    </style:style>
    <style:style style:name="Tabe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2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3" style:family="table">
      <style:table-properties style:width="11.382cm" table:align="left"/>
    </style:style>
    <style:style style:name="Tabela3.A" style:family="table-column">
      <style:table-column-properties style:column-width="3.141cm"/>
    </style:style>
    <style:style style:name="Tabela3.B" style:family="table-column">
      <style:table-column-properties style:column-width="1.861cm"/>
    </style:style>
    <style:style style:name="Tabela3.C" style:family="table-column">
      <style:table-column-properties style:column-width="1.683cm"/>
    </style:style>
    <style:style style:name="Tabela3.D" style:family="table-column">
      <style:table-column-properties style:column-width="1.981cm"/>
    </style:style>
    <style:style style:name="Tabela3.E" style:family="table-column">
      <style:table-column-properties style:column-width="2.716cm"/>
    </style:style>
    <style:style style:name="Tabela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3.E1" style:family="table-cell">
      <style:table-cell-properties style:vertical-align="middle" fo:padding="0.049cm" fo:border="0.05pt solid #000000"/>
    </style:style>
    <style:style style:name="Tabela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97a137" officeooo:paragraph-rsid="0097a137" fo:background-color="transparent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5fbfd3" officeooo:paragraph-rsid="00855060" fo:background-color="transparent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98a0ec" officeooo:paragraph-rsid="0098a0ec" fo:background-color="transparent" style:font-size-asian="12pt" style:font-weight-asian="bold" style:font-size-complex="12pt" style:font-weight-complex="bold"/>
    </style:style>
    <style:style style:name="P4" style:family="paragraph" style:parent-style-name="Heading_20_2">
      <style:paragraph-properties fo:margin-left="0.423cm" fo:margin-right="0cm" fo:line-height="150%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5" style:family="paragraph" style:parent-style-name="Heading_20_2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Heading_20_3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.318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Heading_20_2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5fbfd3" officeooo:paragraph-rsid="00855060" fo:background-color="transparent" style:font-size-asian="12pt" style:font-weight-asian="bold" style:font-size-complex="12pt" style:font-weight-complex="bold"/>
    </style:style>
    <style:style style:name="P10" style:family="paragraph" style:parent-style-name="Heading_20_2">
      <style:paragraph-properties fo:text-align="justify" style:justify-single-word="false"/>
      <style:text-properties fo:font-variant="normal" fo:text-transform="none" style:use-window-font-color="true" loext:opacity="0%" style:font-name="quote-cjk-patch" fo:font-size="12pt" fo:letter-spacing="normal" fo:font-style="normal" fo:font-weight="normal" officeooo:rsid="005fbfd3" officeooo:paragraph-rsid="00855060" fo:background-color="transparent" style:font-size-asian="12pt" style:font-weight-asian="bold" style:font-size-complex="12pt" style:font-weight-complex="bold"/>
    </style:style>
    <style:style style:name="P11" style:family="paragraph" style:parent-style-name="Heading_20_1">
      <style:paragraph-properties fo:text-align="justify" style:justify-single-word="false"/>
      <style:text-properties fo:font-variant="normal" fo:text-transform="none" fo:color="#f8faff" loext:opacity="100%" style:font-name="arial" fo:font-size="12pt" fo:letter-spacing="normal" fo:font-style="normal" fo:font-weight="normal" officeooo:rsid="005fbfd3" officeooo:paragraph-rsid="00855060" fo:background-color="transparent" style:font-size-asian="12pt" style:font-weight-asian="bold" style:font-size-complex="12pt" style:font-weight-complex="bold"/>
    </style:style>
    <style:style style:name="P12" style:family="paragraph" style:parent-style-name="Heading_20_2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variant="normal" fo:text-transform="none" fo:color="#f8faff" loext:opacity="100%" style:font-name="arial" fo:font-size="12pt" fo:letter-spacing="normal" fo:font-style="normal" fo:font-weight="normal" style:font-size-asian="12pt" style:font-size-complex="12pt"/>
    </style:style>
    <style:style style:name="P13" style:family="paragraph" style:parent-style-name="Heading_20_3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variant="normal" fo:text-transform="none" fo:color="#f8faff" loext:opacity="100%" style:font-name="arial" fo:font-size="12pt" fo:letter-spacing="normal" fo:font-style="normal" fo:font-weight="normal" style:font-size-asian="12pt" style:font-size-complex="12pt"/>
    </style:style>
    <style:style style:name="P14" style:family="paragraph" style:parent-style-name="Preformatted_20_Text">
      <style:paragraph-properties fo:margin-top="0cm" fo:margin-bottom="0cm" style:contextual-spacing="false" fo:text-align="justify" style:justify-single-word="false" fo:padding="0cm" fo:border="none"/>
      <style:text-properties fo:color="#e3eaf2" loext:opacity="100%" style:font-name="arial" fo:font-size="12pt" style:font-size-asian="12pt" style:font-size-complex="12pt"/>
    </style:style>
    <style:style style:name="P15" style:family="paragraph" style:parent-style-name="Preformatted_20_Text">
      <style:paragraph-properties fo:margin-top="0cm" fo:margin-bottom="0cm" style:contextual-spacing="false" fo:text-align="justify" style:justify-single-word="false" fo:padding="0cm" fo:border="none"/>
      <style:text-properties fo:color="#8da1b9" loext:opacity="100%" style:font-name="arial" fo:font-size="12pt" style:font-size-asian="12pt" style:font-size-complex="12pt"/>
    </style:style>
    <style:style style:name="P16" style:family="paragraph" style:parent-style-name="Preformatted_20_Text">
      <style:paragraph-properties fo:margin-top="0cm" fo:margin-bottom="0cm" style:contextual-spacing="false" fo:padding="0cm" fo:border="none"/>
      <style:text-properties fo:color="#8da1b9" loext:opacity="100%" style:font-name="arial" fo:font-size="12pt" style:font-size-asian="12pt" style:font-size-complex="12pt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arial" fo:font-size="12pt" style:font-size-asian="12pt" style:font-size-complex="12pt"/>
    </style:style>
    <style:style style:name="P18" style:family="paragraph" style:parent-style-name="Preformatted_20_Text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 fo:font-size="12pt" style:font-size-asian="12pt" style:font-size-complex="12pt"/>
    </style:style>
    <style:style style:name="P21" style:family="paragraph" style:parent-style-name="Preformatted_20_Text">
      <style:paragraph-properties fo:margin-top="0cm" fo:margin-bottom="0cm" style:contextual-spacing="false" fo:padding="0cm" fo:border="none"/>
      <style:text-properties style:font-name="arial" fo:font-size="12pt" style:font-size-asian="12pt" style:font-size-complex="12pt"/>
    </style:style>
    <style:style style:name="P22" style:family="paragraph" style:parent-style-name="Table_20_Contents">
      <style:paragraph-properties fo:line-height="172%"/>
      <style:text-properties style:font-name="arial" fo:font-size="12pt" style:font-size-asian="12pt" style:font-size-complex="12pt"/>
    </style:style>
    <style:style style:name="P23" style:family="paragraph" style:parent-style-name="Text_20_body">
      <style:paragraph-properties fo:margin-left="0.212cm" fo:margin-right="0cm" fo:margin-top="0cm" fo:margin-bottom="0cm" style:contextual-spacing="false" style:line-height-at-least="0.476cm" fo:text-align="justify" style:justify-single-word="false" fo:text-indent="0cm" style:auto-text-indent="false"/>
      <style:text-properties style:font-name="arial" fo:font-size="12pt" style:font-size-asian="12pt" style:font-size-complex="12pt" loext:padding="0cm" loext:border="none"/>
    </style:style>
    <style:style style:name="P24" style:family="paragraph" style:parent-style-name="Text_20_body">
      <style:paragraph-properties fo:margin-left="0cm" fo:margin-right="0.106cm" fo:margin-top="0cm" fo:margin-bottom="0cm" style:contextual-spacing="false" fo:text-align="justify" style:justify-single-word="false" fo:text-indent="0cm" style:auto-text-indent="false"/>
      <style:text-properties style:font-name="arial" fo:font-size="12pt" style:font-size-asian="12pt" style:font-size-complex="12pt" loext:padding="0cm" loext:border="none"/>
    </style:style>
    <style:style style:name="P25" style:family="paragraph" style:parent-style-name="Text_20_body">
      <style:paragraph-properties fo:margin-left="0cm" fo:margin-right="0.106cm" fo:text-align="justify" style:justify-single-word="false" fo:text-indent="0cm" style:auto-text-indent="false"/>
      <style:text-properties style:font-name="arial" fo:font-size="12pt" style:font-size-asian="12pt" style:font-size-complex="12pt" loext:padding="0cm" loext:border="none"/>
    </style:style>
    <style:style style:name="P26" style:family="paragraph" style:parent-style-name="Table_20_Contents">
      <style:paragraph-properties fo:line-height="172%"/>
      <style:text-properties style:use-window-font-color="true" loext:opacity="0%" fo:font-size="11.25pt"/>
    </style:style>
    <style:style style:name="P27" style:family="paragraph" style:parent-style-name="Table_20_Heading">
      <style:paragraph-properties fo:line-height="172%" fo:text-align="start" style:justify-single-word="false"/>
      <style:text-properties style:use-window-font-color="true" loext:opacity="0%" fo:font-size="11.25pt" fo:font-weight="bold"/>
    </style:style>
    <style:style style:name="P28" style:family="paragraph" style:parent-style-name="Text_20_body">
      <style:text-properties style:use-window-font-color="true" loext:opacity="0%" style:font-name="arial" fo:font-size="12pt" style:font-size-asian="12pt" style:font-size-complex="12pt"/>
    </style:style>
    <style:style style:name="P29" style:family="paragraph" style:parent-style-name="Text_20_body">
      <style:paragraph-properties fo:margin-left="0.212cm" fo:margin-right="0cm" fo:margin-top="0cm" fo:margin-bottom="0cm" style:contextual-spacing="false" style:line-height-at-least="0.476cm" fo:text-align="justify" style:justify-single-word="false" fo:text-indent="0cm" style:auto-text-indent="false"/>
      <style:text-properties style:use-window-font-color="true" loext:opacity="0%" style:font-name="arial" fo:font-size="12pt" style:font-size-asian="12pt" style:font-size-complex="12pt" loext:padding="0cm" loext:border="none"/>
    </style:style>
    <style:style style:name="P30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style:font-size-asian="12pt" style:font-size-complex="12pt"/>
    </style:style>
    <style:style style:name="P31" style:family="paragraph" style:parent-style-name="Table_20_Heading">
      <style:paragraph-properties fo:line-height="172%" fo:text-align="start" style:justify-single-word="false"/>
      <style:text-properties fo:color="#000000" loext:opacity="100%" style:font-name="arial" fo:font-size="12pt" fo:font-weight="bold" style:font-size-asian="12pt" style:font-size-complex="12pt"/>
    </style:style>
    <style:style style:name="P32" style:family="paragraph" style:parent-style-name="Text_20_body">
      <style:paragraph-properties fo:margin-left="0.318cm" fo:margin-right="0cm" fo:text-align="justify" style:justify-single-word="false" fo:orphans="2" fo:widows="2" fo:text-indent="0cm" style:auto-text-indent="false"/>
    </style:style>
    <style:style style:name="P33" style:family="paragraph" style:parent-style-name="Text_20_body">
      <style:paragraph-properties fo:text-align="justify" style:justify-single-word="false"/>
      <style:text-properties officeooo:rsid="009a87c3" officeooo:paragraph-rsid="009a87c3"/>
    </style:style>
    <style:style style:name="P34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7af980" officeooo:paragraph-rsid="00855060" fo:background-color="transparent" style:font-size-asian="12pt" style:font-weight-asian="normal" style:font-size-complex="12pt" style:font-weight-complex="normal"/>
    </style:style>
    <style:style style:name="P35" style:family="paragraph" style:parent-style-name="Heading_20_2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7af980" officeooo:paragraph-rsid="00855060" fo:background-color="transparent" style:font-size-asian="12pt" style:font-weight-asian="normal" style:font-size-complex="12pt" style:font-weight-complex="normal"/>
    </style:style>
    <style:style style:name="P36" style:family="paragraph" style:parent-style-name="Preformatted_20_Text" style:list-style-name="L18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f8faff" loext:opacity="100%" style:font-name="arial" fo:font-size="12pt" fo:letter-spacing="normal" fo:font-style="normal" fo:font-weight="normal" style:font-size-asian="12pt" style:font-size-complex="12pt"/>
    </style:style>
    <style:style style:name="P37" style:family="paragraph" style:parent-style-name="Preformatted_20_Text" style:list-style-name="L18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f8faff" loext:opacity="100%" style:font-name="arial" fo:font-size="12pt" fo:letter-spacing="normal" fo:font-style="normal" fo:font-weight="normal" style:font-size-asian="12pt" style:font-size-complex="12pt"/>
    </style:style>
    <style:style style:name="P38" style:family="paragraph" style:parent-style-name="Preformatted_20_Text" style:list-style-name="L18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8da1b9" loext:opacity="100%" style:font-name="arial" fo:font-size="12pt" fo:letter-spacing="normal" fo:font-style="normal" fo:font-weight="normal" style:font-size-asian="12pt" style:font-size-complex="12pt"/>
    </style:style>
    <style:style style:name="P39" style:family="paragraph" style:parent-style-name="Preformatted_20_Text" style:list-style-name="L18">
      <style:paragraph-properties fo:margin-top="0cm" fo:margin-bottom="0cm" style:contextual-spacing="false" fo:text-align="justify" style:justify-single-word="false" fo:orphans="2" fo:widows="2" fo:padding="0cm" fo:border="none"/>
      <style:text-properties style:font-name="arial" fo:font-size="12pt" style:font-size-asian="12pt" style:font-size-complex="12pt"/>
    </style:style>
    <style:style style:name="P40" style:family="paragraph" style:parent-style-name="Text_20_body" style:list-style-name="L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97a137" officeooo:paragraph-rsid="0097a137" fo:background-color="transparent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7af980" officeooo:paragraph-rsid="0097a137" fo:background-color="transparent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7af980" officeooo:paragraph-rsid="00855060" fo:background-color="transparent" style:font-size-asian="12pt" style:font-weight-asian="normal" style:font-size-complex="12pt" style:font-weight-complex="normal"/>
    </style:style>
    <style:style style:name="P43" style:family="paragraph" style:parent-style-name="Text_20_body" style:list-style-name="L2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98a0ec" officeooo:paragraph-rsid="0098a0ec" fo:background-color="transparent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98a0ec" officeooo:paragraph-rsid="0098a0ec" fo:background-color="transparent" style:font-size-asian="12pt" style:font-weight-asian="normal" style:font-size-complex="12pt" style:font-weight-complex="normal"/>
    </style:style>
    <style:style style:name="P45" style:family="paragraph" style:parent-style-name="Text_20_body" style:list-style-name="L3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98a0ec" officeooo:paragraph-rsid="0098a0ec" fo:background-color="transparent" style:font-size-asian="12pt" style:font-weight-asian="normal" style:font-size-complex="12pt" style:font-weight-complex="normal"/>
    </style:style>
    <style:style style:name="P46" style:family="paragraph" style:parent-style-name="Text_20_body" style:list-style-name="L4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98a0ec" officeooo:paragraph-rsid="0098a0ec" fo:background-color="transparent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9a87c3" officeooo:paragraph-rsid="009a87c3" fo:background-color="transparent" style:font-size-asian="12pt" style:font-weight-asian="normal" style:font-size-complex="12pt" style:font-weight-complex="normal"/>
    </style:style>
    <style:style style:name="P48" style:family="paragraph" style:parent-style-name="Text_20_body" style:list-style-name="L5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9a87c3" officeooo:paragraph-rsid="009a87c3" fo:background-color="transparent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9cb695" officeooo:paragraph-rsid="009cb695" fo:background-color="transparent" style:font-size-asian="12pt" style:font-weight-asian="normal" style:font-size-complex="12pt" style:font-weight-complex="normal"/>
    </style:style>
    <style:style style:name="P50" style:family="paragraph" style:parent-style-name="Text_20_body" style:list-style-name="L8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51" style:family="paragraph" style:parent-style-name="Text_20_body" style:list-style-name="L9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52" style:family="paragraph" style:parent-style-name="Text_20_body" style:list-style-name="L10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53" style:family="paragraph" style:parent-style-name="Text_20_body" style:list-style-name="L1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54" style:family="paragraph" style:parent-style-name="Text_20_body" style:list-style-name="L19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55" style:family="paragraph" style:parent-style-name="Text_20_body" style:list-style-name="L12">
      <style:paragraph-properties fo:margin-top="0cm" fo:margin-bottom="0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56" style:family="paragraph" style:parent-style-name="Text_20_body" style:list-style-name="L14">
      <style:paragraph-properties fo:margin-top="0cm" fo:margin-bottom="0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57" style:family="paragraph" style:parent-style-name="Text_20_body" style:list-style-name="L15">
      <style:paragraph-properties fo:margin-top="0cm" fo:margin-bottom="0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58" style:family="paragraph" style:parent-style-name="Text_20_body" style:list-style-name="L16">
      <style:paragraph-properties fo:margin-top="0cm" fo:margin-bottom="0cm" style:contextual-spacing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59" style:family="paragraph" style:parent-style-name="Text_20_body" style:list-style-name="L18">
      <style:paragraph-properties fo:margin-left="0.212cm" fo:margin-right="0cm" fo:margin-top="0.106cm" fo:margin-bottom="0.247cm" style:contextual-spacing="false" style:line-height-at-least="0.476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P60" style:family="paragraph" style:parent-style-name="Text_20_body" style:list-style-name="L18">
      <style:paragraph-properties fo:margin-left="0cm" fo:margin-right="0.106cm" fo:margin-top="0.106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P61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9cb695" officeooo:paragraph-rsid="009cb695" fo:background-color="#ff4000" style:font-size-asian="12pt" style:font-weight-asian="bold" style:font-size-complex="12pt" style:font-weight-complex="bold"/>
    </style:style>
    <style:style style:name="P62" style:family="paragraph" style:parent-style-name="Text_20_body" style:list-style-name="L17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f8faff" loext:opacity="100%" style:font-name="arial" fo:font-size="12pt" fo:letter-spacing="normal" fo:font-style="normal" fo:font-weight="normal" style:font-size-asian="12pt" style:font-size-complex="12pt"/>
    </style:style>
    <style:style style:name="P63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64" style:family="paragraph" style:parent-style-name="Text_20_body" style:list-style-name="L7">
      <style:paragraph-properties fo:margin-top="0cm" fo:margin-bottom="0cm" style:contextual-spacing="false" fo:text-align="justify" style:justify-single-word="false" fo:orphans="2" fo:widows="2"/>
      <style:text-properties officeooo:paragraph-rsid="0097a137"/>
    </style:style>
    <style:style style:name="P65" style:family="paragraph" style:parent-style-name="Text_20_body" style:list-style-name="L18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66" style:family="paragraph" style:parent-style-name="Text_20_body" style:list-style-name="L18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/>
    </style:style>
    <style:style style:name="P67" style:family="paragraph" style:parent-style-name="Text_20_body" style:list-style-name="L20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68" style:family="paragraph" style:parent-style-name="Text_20_body" style:list-style-name="L13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f8faff" loext:opacity="100%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f8faff" loext:opacity="100%" style:font-name="arial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size-complex="12pt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T6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9cb695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style:font-weight-asian="normal" style:font-weight-complex="normal"/>
    </style:style>
    <style:style style:name="T9" style:family="text">
      <style:text-properties officeooo:rsid="007af980" style:font-weight-asian="normal" style:font-weight-complex="normal"/>
    </style:style>
    <style:style style:name="T10" style:family="text">
      <style:text-properties fo:color="#f8faff" loext:opacity="100%"/>
    </style:style>
    <style:style style:name="T11" style:family="text">
      <style:text-properties fo:color="#f8faff" loext:opacity="100%" fo:font-weight="bold"/>
    </style:style>
    <style:style style:name="T12" style:family="text">
      <style:text-properties fo:color="#e9ae7e" loext:opacity="100%"/>
    </style:style>
    <style:style style:name="T13" style:family="text">
      <style:text-properties fo:color="#c699e3" loext:opacity="100%"/>
    </style:style>
    <style:style style:name="T14" style:family="text">
      <style:text-properties fo:color="#e3eaf2" loext:opacity="100%"/>
    </style:style>
    <style:style style:name="T15" style:family="text">
      <style:text-properties fo:color="#e6d37a" loext:opacity="100%"/>
    </style:style>
    <style:style style:name="T16" style:family="text">
      <style:text-properties fo:color="#8da1b9" loext:opacity="100%"/>
    </style:style>
    <style:style style:name="T17" style:family="text">
      <style:text-properties fo:color="#91d076" loext:opacity="100%"/>
    </style:style>
    <style:style style:name="T18" style:family="text">
      <style:text-properties officeooo:rsid="009ecc7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9">O</text:span><text:span text:style-name="T8">bjetivos:</text:span></text:h>
      <text:list xml:id="list1881431861" text:style-name="L1">
        <text:list-item>
          <text:p text:style-name="P40">Compreender os conceitos basicos de comuncacao p2p em MPI e aprender a utilizar as funcoes principais</text:p>
        </text:list-item>
        <text:list-item>
          <text:p text:style-name="P40">Compreender os conceitos basicos de comunicacao coletiva em MPI e aprender a utilizar funcoes principais de comunicacao e organizacao de dados.</text:p>
        </text:list-item>
      </text:list>
      <text:p text:style-name="P41"/>
      <text:p text:style-name="P3"><text:span text:style-name="T9">M</text:span><text:span text:style-name="T8">essage Passing Interface:</text:span></text:p>
      <text:list xml:id="list737720996" text:style-name="L2">
        <text:list-item>
          <text:p text:style-name="P43">processos independentes sem memoria compartilhada</text:p>
        </text:list-item>
      </text:list>
      <text:p text:style-name="P44">Icompilacao de rogramas MPI:</text:p>
      <text:list xml:id="list4248963432" text:style-name="L3">
        <text:list-item>
          <text:p text:style-name="P45">implementacoes <text:s/>diversas</text:p>
        </text:list-item>
        <text:list-item>
          <text:p text:style-name="P45">Wrappers: mppicc, mpic++, mpifort</text:p>
        </text:list-item>
      </text:list>
      <text:p text:style-name="P44">Identificacao de processos:</text:p>
      <text:list xml:id="list3304051729" text:style-name="L4">
        <text:list-item>
          <text:p text:style-name="P46">mpirun, mpiexec, srun(SLURM)</text:p>
          <text:list>
            <text:list-item>
              <text:p text:style-name="P46">Sistema e arquivos compartilhados</text:p>
            </text:list-item>
            <text:list-item>
              <text:p text:style-name="P46">autenticacao automatica</text:p>
            </text:list-item>
          </text:list>
        </text:list-item>
        <text:list-item>
          <text:p text:style-name="P46">Ambientes:</text:p>
          <text:list>
            <text:list-item>
              <text:p text:style-name="P46">redes de computadores</text:p>
              <text:list>
                <text:list-item>
                  <text:p text:style-name="P46">Machine file</text:p>
                </text:list-item>
              </text:list>
            </text:list-item>
            <text:list-item>
              <text:p text:style-name="P46">Supercomputadores/clusters</text:p>
              <text:list>
                <text:list-item>
                  <text:p text:style-name="P46">Gerenciador de recursos(SLURM,PBS etc)</text:p>
                </text:list-item>
              </text:list>
            </text:list-item>
          </text:list>
        </text:list-item>
      </text:list>
      <text:p text:style-name="P44"/>
      <text:p text:style-name="P47">Funcoes para usat no programa(todas):<text:line-break/></text:p>
      <text:list xml:id="list3724171347" text:style-name="L5">
        <text:list-item>
          <text:p text:style-name="P48">inicializacao e finalizacao:</text:p>
          <text:list>
            <text:list-item>
              <text:p text:style-name="P48">MPI_init <text:s text:c="2"/>| <text:s text:c="2"/>MPI_finalize</text:p>
            </text:list-item>
          </text:list>
        </text:list-item>
        <text:list-item>
          <text:p text:style-name="P48">Identificacao de processos:</text:p>
          <text:list>
            <text:list-item>
              <text:p text:style-name="P48">MPI_Comm_rank | MPI_Com_size</text:p>
            </text:list-item>
          </text:list>
        </text:list-item>
        <text:list-item>
          <text:p text:style-name="P48">Comunicação ponto a ponto:</text:p>
          <text:list>
            <text:list-item>
              <text:p text:style-name="P48">MPI_Send | MPI_Recv (na atividade, só precisa esse)</text:p>
            </text:list-item>
            <text:list-item>
              <text:p text:style-name="P48">MPI_Bsend | MPI_Ssend</text:p>
            </text:list-item>
          </text:list>
        </text:list-item>
      </text:list>
      <text:p text:style-name="P47"/>
      <text:p text:style-name="P33"><text:span text:style-name="T6">Atividade: </text:span><text:span text:style-name="T7">implemente umprgrama MPI com exatamente 2 processos:</text:span></text:p>
      <text:p text:style-name="P49"><text:soft-page-break/>O processo 0 deve enviar ma mensagem ao processo 1, que imediatamente responde ocm a mesma mensagem.</text:p>
      <text:p text:style-name="P49">Meçca o tempo total de execucao de multiplas trocas consecutivas dessa mensgaem, utilizando MPI_Wtime.</text:p>
      <text:p text:style-name="P49">Registre <text:s/>os tempos para diferentes tamanhos, desde mensagems pequenas(como 8 bytes) até mensagens maiores(como 1MB ou mais).</text:p>
      <text:p text:style-name="P49">Analise graficamente o tempo em funcao do tamanho da mensagem e <text:s/>identifique os regimes onde latencia domina e onde a largura de banda e torna o fator principal.</text:p>
      <text:p text:style-name="P61">No relatório: explicar e saber todas as clausulas. <text:span text:style-name="T18">E seus efeitos, se bloqueia buffer , comunicacao, impactor no tmepo e etc...</text:span></text:p>
      <text:p text:style-name="P44"><text:tab/></text:p>
      <text:p text:style-name="P42"/>
      <text:p text:style-name="P42"/>
      <text:p text:style-name="P42"/>
      <text:p text:style-name="P42"/>
      <text:h text:style-name="P34" text:outline-level="1">Programação em Memória Distribuída</text:h>
      <text:p text:style-name="P8">Programação em memória distribuída é um paradigma de programação onde múltiplos processos (tipicamente executando em diferentes máquinas/computadores) se comunicam através de troca de mensagens para resolver um problema em conjunto. Cada processo tem seu próprio espaço de endereçamento (memória privada) e não há memória compartilhada entre eles.</text:p>
      <text:h text:style-name="P5" text:outline-level="2">Características Principais</text:h>
      <text:list xml:id="list266318737" text:style-name="L6">
        <text:list-item>
          <text:p text:style-name="P63"><text:span text:style-name="Strong_20_Emphasis"><text:span text:style-name="T3">Memória física separada</text:span></text:span><text:span text:style-name="T4">: Cada nó/computador tem sua própria memória independente</text:span></text:p>
        </text:list-item>
        <text:list-item>
          <text:p text:style-name="P63"><text:span text:style-name="Strong_20_Emphasis"><text:span text:style-name="T3">Comunicação por mensagens</text:span></text:span><text:span text:style-name="T4">: Os processos se comunicam explicitamente através de envio e recebimento de mensagens</text:span></text:p>
        </text:list-item>
        <text:list-item>
          <text:p text:style-name="P63"><text:span text:style-name="Strong_20_Emphasis"><text:span text:style-name="T3">Escalabilidade</text:span></text:span><text:span text:style-name="T4">: Pode ser facilmente escalado adicionando mais máquinas/nós</text:span></text:p>
        </text:list-item>
        <text:list-item>
          <text:p text:style-name="P63"><text:span text:style-name="Strong_20_Emphasis"><text:span text:style-name="T3">Tolerância a falhas</text:span></text:span><text:span text:style-name="T4">: A falha de um nó geralmente não afeta os outros nós</text:span></text:p>
        </text:list-item>
      </text:list>
      <text:h text:style-name="P5" text:outline-level="2">Modelos de Programação</text:h>
      <text:h text:style-name="P6" text:outline-level="3">1. Troca de Mensagens (Message Passing)</text:h>
      <text:list xml:id="list127930528" text:style-name="L7">
        <text:list-item>
          <text:p text:style-name="P64"><text:span text:style-name="Strong_20_Emphasis"><text:span text:style-name="T3">MPI (Message Passing Interface)</text:span></text:span><text:span text:style-name="T4">: Padrão mais utilizado</text:span></text:p>
        </text:list-item>
        <text:list-item>
          <text:p text:style-name="P64"><text:span text:style-name="Strong_20_Emphasis"><text:span text:style-name="T3">PVM (Parallel Virtual Machine)</text:span></text:span><text:span text:style-name="T4">: Antecessor do MPI</text:span></text:p>
        </text:list-item>
      </text:list>
      <text:h text:style-name="P6" text:outline-level="3">2. Modelo Cliente-Servidor</text:h>
      <text:list xml:id="list2736990511" text:style-name="L8">
        <text:list-item>
          <text:p text:style-name="P50">Processos servidores fornecem serviços</text:p>
        </text:list-item>
        <text:list-item>
          <text:p text:style-name="P50">Processos clientes fazem requisições</text:p>
        </text:list-item>
      </text:list>
      <text:h text:style-name="P6" text:outline-level="3"><text:soft-page-break/>3. Modelo Peer-to-Peer (P2P)</text:h>
      <text:list xml:id="list1169655167" text:style-name="L9">
        <text:list-item>
          <text:p text:style-name="P51">Todos os processos têm papeis similares</text:p>
        </text:list-item>
        <text:list-item>
          <text:p text:style-name="P51">Comunicação direta entre pares</text:p>
        </text:list-item>
      </text:list>
      <text:h text:style-name="P5" text:outline-level="2">Vantagens</text:h>
      <text:list xml:id="list1594106889" text:style-name="L10">
        <text:list-item>
          <text:p text:style-name="P52">Pode ser implementado em clusters de computadores comuns</text:p>
        </text:list-item>
        <text:list-item>
          <text:p text:style-name="P52">Escalável para um grande número de processadores</text:p>
        </text:list-item>
        <text:list-item>
          <text:p text:style-name="P52">Cada processo pode ter seu próprio sistema operacional</text:p>
        </text:list-item>
        <text:list-item>
          <text:p text:style-name="P52">Mais tolerante a falhas que memória compartilhada</text:p>
        </text:list-item>
      </text:list>
      <text:h text:style-name="P5" text:outline-level="2">Desvantagens</text:h>
      <text:list xml:id="list1192362134" text:style-name="L11">
        <text:list-item>
          <text:p text:style-name="P53">Overhead de comunicação (latência e largura de banda)</text:p>
        </text:list-item>
        <text:list-item>
          <text:p text:style-name="P53">Programação mais complexa (sincronização explícita)</text:p>
        </text:list-item>
        <text:list-item>
          <text:p text:style-name="P53">Dificuldade no balanceamento de carga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9">#include &lt;mpi.h&gt;</text:p>
            <text:p text:style-name="P19">#include &lt;stdio.h&gt;</text:p>
            <text:p text:style-name="P19"/>
            <text:p text:style-name="P19">int main(int argc, char** argv) {</text:p>
            <text:p text:style-name="P19"><text:s text:c="4"/>// Inicializa o ambiente MPI</text:p>
            <text:p text:style-name="P19"><text:s text:c="4"/>MPI_Init(NULL, NULL);</text:p>
            <text:p text:style-name="P19"/>
            <text:p text:style-name="P19"><text:s text:c="4"/>int world_size;</text:p>
            <text:p text:style-name="P19"><text:s text:c="4"/>MPI_Comm_size(MPI_COMM_WORLD, &amp;world_size);</text:p>
            <text:p text:style-name="P19"/>
            <text:p text:style-name="P19"><text:s text:c="4"/>int world_rank;</text:p>
            <text:p text:style-name="P19"><text:s text:c="4"/>MPI_Comm_rank(MPI_COMM_WORLD, &amp;world_rank);</text:p>
            <text:p text:style-name="P19"/>
            <text:p text:style-name="P19"><text:s text:c="4"/>char processor_name[MPI_MAX_PROCESSOR_NAME];</text:p>
            <text:p text:style-name="P19"><text:s text:c="4"/>int name_len;</text:p>
            <text:p text:style-name="P19"><text:s text:c="4"/>MPI_Get_processor_name(processor_name, &amp;name_len);</text:p>
            <text:p text:style-name="P19"/>
            <text:p text:style-name="P19"><text:s text:c="4"/>printf("Hello world from processor %s, rank %d out of %d processors\n",</text:p>
            <text:p text:style-name="P19"><text:s text:c="11"/>processor_name, world_rank, world_size);</text:p>
            <text:p text:style-name="P19"/>
            <text:p text:style-name="P19"><text:s text:c="4"/>// Finaliza o ambiente MPI</text:p>
            <text:p text:style-name="P19"><text:s text:c="4"/>MPI_Finalize();</text:p>
            <text:p text:style-name="P19">}</text:p>
          </table:table-cell>
          <table:table-cell table:style-name="Tabela1.B1" office:value-type="string">
            <text:p text:style-name="P19"/>
          </table:table-cell>
        </table:table-row>
      </table:table>
      <text:p text:style-name="P2"/>
      <text:h text:style-name="P35" text:outline-level="2">Aplicações Típicas</text:h>
      <text:list xml:id="list3781217094" text:style-name="L12">
        <text:list-item>
          <text:p text:style-name="P55">Computação científica em larga escala</text:p>
        </text:list-item>
        <text:list-item>
          <text:p text:style-name="P55">Processamento de big data</text:p>
        </text:list-item>
        <text:list-item>
          <text:p text:style-name="P55">Simulações distribuídas</text:p>
        </text:list-item>
        <text:list-item>
          <text:p text:style-name="P55">Serviços web distribuídos</text:p>
        </text:list-item>
        <text:list-item>
          <text:p text:style-name="P55">Bancos de dados distribuídos</text:p>
        </text:list-item>
      </text:list>
      <text:p text:style-name="P28"><text:soft-page-break/>A programação em memória distribuída é essencial para resolver problemas que exigem mais recursos computacionais do que uma única máquina pode fornecer, permitindo que múltiplos computadores trabalhem juntos como um sistema coerente.</text:p>
      <text:p text:style-name="P42"/>
      <text:h text:style-name="P9" text:outline-level="2">Quando Usar Cada Modelo</text:h>
      <text:list xml:id="list3020309367" text:style-name="L13">
        <text:list-item>
          <text:p text:style-name="P68"><text:span text:style-name="Strong_20_Emphasis"><text:span text:style-name="T3">Cliente-Servidor (MPI)</text:span></text:span><text:span text:style-name="T4">:</text:span></text:p>
        </text:list-item>
      </text:list>
      <text:list xml:id="list4057423677" text:style-name="L14">
        <text:list-item>
          <text:p text:style-name="P56">Quando há recursos centralizados (banco de dados, arquivos)</text:p>
        </text:list-item>
        <text:list-item>
          <text:p text:style-name="P56">Cargas de trabalho assimétricas</text:p>
        </text:list-item>
      </text:list>
      <text:list xml:id="list205322749357852" text:continue-list="list3020309367" text:style-name="L13">
        <text:list-item>
          <text:p text:style-name="P68"><text:span text:style-name="Strong_20_Emphasis"><text:span text:style-name="T3">P2P (MPI)</text:span></text:span><text:span text:style-name="T4">:</text:span></text:p>
        </text:list-item>
      </text:list>
      <text:list xml:id="list3542395540" text:style-name="L15">
        <text:list-item>
          <text:p text:style-name="P57">Algoritmos que requerem comunicação entre vizinhos</text:p>
        </text:list-item>
        <text:list-item>
          <text:p text:style-name="P57">Aplicações com topologias regulares (malhas, grafos)</text:p>
        </text:list-item>
      </text:list>
      <text:list xml:id="list205323642320093" text:continue-list="list205322749357852" text:style-name="L13">
        <text:list-item>
          <text:p text:style-name="P68"><text:span text:style-name="Strong_20_Emphasis"><text:span text:style-name="T3">Microserviços</text:span></text:span><text:span text:style-name="T4">:</text:span></text:p>
        </text:list-item>
      </text:list>
      <text:list xml:id="list3427737025" text:style-name="L16">
        <text:list-item>
          <text:p text:style-name="P58">Sistemas complexos com componentes independentes</text:p>
        </text:list-item>
        <text:list-item>
          <text:p text:style-name="P58">Quando diferentes partes do sistema têm requisitos tecnológicos distintos</text:p>
        </text:list-item>
        <text:list-item>
          <text:p text:style-name="P58">Necessidade de deploy contínuo e escalabilidade granular</text:p>
        </text:list-item>
      </text:list>
      <text:p text:style-name="P7"/>
      <text:p text:style-name="P7"><text:span text:style-name="Strong_20_Emphasis"><text:span text:style-name="T11">Comparação com MPI</text:span></text:span><text:span text:style-name="T10">: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31">Característica</text:p>
            </table:table-cell>
            <table:table-cell table:style-name="Tabela2.A1" office:value-type="string">
              <text:p text:style-name="P31">Cliente-Servidor (MPI)</text:p>
            </table:table-cell>
            <table:table-cell table:style-name="Tabela2.A1" office:value-type="string">
              <text:p text:style-name="P31">P2P (MPI)</text:p>
            </table:table-cell>
            <table:table-cell table:style-name="Tabela2.D1" office:value-type="string">
              <text:p text:style-name="P31">Microserviços</text:p>
            </table:table-cell>
          </table:table-row>
        </table:table-header-rows>
        <table:table-row table:style-name="Tabela2.2">
          <table:table-cell table:style-name="Tabela2.A2" office:value-type="string">
            <text:p text:style-name="P22">Arquitetura</text:p>
          </table:table-cell>
          <table:table-cell table:style-name="Tabela2.A2" office:value-type="string">
            <text:p text:style-name="P22">Centralizada</text:p>
          </table:table-cell>
          <table:table-cell table:style-name="Tabela2.A2" office:value-type="string">
            <text:p text:style-name="P22">Descentralizada</text:p>
          </table:table-cell>
          <table:table-cell table:style-name="Tabela2.D2" office:value-type="string">
            <text:p text:style-name="P22">Descentralizada</text:p>
          </table:table-cell>
        </table:table-row>
        <table:table-row>
          <table:table-cell table:style-name="Tabela2.A2" office:value-type="string">
            <text:p text:style-name="P22">Acoplamento</text:p>
          </table:table-cell>
          <table:table-cell table:style-name="Tabela2.A2" office:value-type="string">
            <text:p text:style-name="P22">Forte</text:p>
          </table:table-cell>
          <table:table-cell table:style-name="Tabela2.A2" office:value-type="string">
            <text:p text:style-name="P22">Médio</text:p>
          </table:table-cell>
          <table:table-cell table:style-name="Tabela2.D2" office:value-type="string">
            <text:p text:style-name="P22">Fraco</text:p>
          </table:table-cell>
        </table:table-row>
        <table:table-row>
          <table:table-cell table:style-name="Tabela2.A2" office:value-type="string">
            <text:p text:style-name="P22">Escalabilidade</text:p>
          </table:table-cell>
          <table:table-cell table:style-name="Tabela2.A2" office:value-type="string">
            <text:p text:style-name="P22">Vertical</text:p>
          </table:table-cell>
          <table:table-cell table:style-name="Tabela2.A2" office:value-type="string">
            <text:p text:style-name="P22">Horizontal</text:p>
          </table:table-cell>
          <table:table-cell table:style-name="Tabela2.D2" office:value-type="string">
            <text:p text:style-name="P22">Horizontal</text:p>
          </table:table-cell>
        </table:table-row>
        <table:table-row>
          <table:table-cell table:style-name="Tabela2.A2" office:value-type="string">
            <text:p text:style-name="P22">Comunicação</text:p>
          </table:table-cell>
          <table:table-cell table:style-name="Tabela2.A2" office:value-type="string">
            <text:p text:style-name="P22">MPI_Send/Recv</text:p>
          </table:table-cell>
          <table:table-cell table:style-name="Tabela2.A2" office:value-type="string">
            <text:p text:style-name="P22">MPI_Send/Recv</text:p>
          </table:table-cell>
          <table:table-cell table:style-name="Tabela2.D2" office:value-type="string">
            <text:p text:style-name="P22">HTTP/gRPC/Mensageria</text:p>
          </table:table-cell>
        </table:table-row>
        <table:table-row>
          <table:table-cell table:style-name="Tabela2.A2" office:value-type="string">
            <text:p text:style-name="P22">Tolerância a falhas</text:p>
          </table:table-cell>
          <table:table-cell table:style-name="Tabela2.A2" office:value-type="string">
            <text:p text:style-name="P22">Limitada</text:p>
          </table:table-cell>
          <table:table-cell table:style-name="Tabela2.A2" office:value-type="string">
            <text:p text:style-name="P22">Boa</text:p>
          </table:table-cell>
          <table:table-cell table:style-name="Tabela2.D2" office:value-type="string">
            <text:p text:style-name="P22">Excelente</text:p>
          </table:table-cell>
        </table:table-row>
        <table:table-row>
          <table:table-cell table:style-name="Tabela2.A2" office:value-type="string">
            <text:p text:style-name="P22">Linguagem</text:p>
          </table:table-cell>
          <table:table-cell table:style-name="Tabela2.A2" office:value-type="string">
            <text:p text:style-name="P22">Única (C/Fortran)</text:p>
          </table:table-cell>
          <table:table-cell table:style-name="Tabela2.A2" office:value-type="string">
            <text:p text:style-name="P22">Única</text:p>
          </table:table-cell>
          <table:table-cell table:style-name="Tabela2.D2" office:value-type="string">
            <text:p text:style-name="P22">Múltiplas permitidas</text:p>
          </table:table-cell>
        </table:table-row>
      </table:table>
      <text:p text:style-name="P7"/>
      <text:h text:style-name="P4" text:outline-level="2">Conclusão</text:h>
      <text:p text:style-name="P28">Enquanto MPI é excelente para computação paralela de alto desempenho (HPC) usando modelos cliente-servidor ou P2P, microserviços são mais adequados para arquiteturas de sistemas distribuídos em nível de aplicação, com foco em independência de componentes e heterogeneidade tecnológica.</text:p>
      <text:p text:style-name="P2"/>
      <text:h text:style-name="P11" text:outline-level="1"><text:soft-page-break/>Operações Coletivas em MPI: Exemplos e a Importância da Barreira</text:h>
      <text:h text:style-name="P12" text:outline-level="2">O que são Operações Coletivas?</text:h>
      <text:p text:style-name="P32"><text:span text:style-name="T1">Operações coletivas em MPI são operações de comunicação que envolvem </text:span><text:span text:style-name="Strong_20_Emphasis"><text:span text:style-name="T2">todos os processos</text:span></text:span><text:span text:style-name="T1"> em um comunicador (como MPI_COMM_WORLD). Diferentemente das operações ponto-a-ponto, elas:</text:span></text:p>
      <text:list xml:id="list312429776" text:style-name="L17">
        <text:list-item>
          <text:p text:style-name="P62">Envolvem múltiplos processos simultaneamente</text:p>
        </text:list-item>
        <text:list-item>
          <text:p text:style-name="P62">São altamente otimizadas pela implementação MPI</text:p>
        </text:list-item>
        <text:list-item>
          <text:p text:style-name="P62">Fornecem abstrações úteis para padrões comuns de comunicação</text:p>
        </text:list-item>
      </text:list>
      <text:h text:style-name="P12" text:outline-level="2">Principais Operações Coletivas e Exemplos</text:h>
      <text:h text:style-name="P13" text:outline-level="3">1. MPI_Bcast (Broadcast - Difusão)</text:h>
      <text:p text:style-name="P32"><text:span text:style-name="Strong_20_Emphasis"><text:span text:style-name="T2">Função</text:span></text:span><text:span text:style-name="T1">: Envia dados de um processo raiz para todos os outros processos.</text:span></text:p>
      <text:p text:style-name="P23">c</text:p>
      <text:p text:style-name="P24">Copy</text:p>
      <text:p text:style-name="P25">Download</text:p>
      <text:p text:style-name="P17"><text:span text:style-name="T12">int</text:span> <text:span text:style-name="T13">MPI_Bcast</text:span><text:span text:style-name="T14">(</text:span><text:span text:style-name="T12">void</text:span> <text:span text:style-name="T12">*</text:span>buffer<text:span text:style-name="T14">,</text:span> <text:span text:style-name="T12">int</text:span> count<text:span text:style-name="T14">,</text:span> MPI_Datatype datatype<text:span text:style-name="T14">,</text:span></text:p>
      <text:p text:style-name="P18"><text:s text:c="14"/><text:span text:style-name="T12">int</text:span> root<text:span text:style-name="T14">,</text:span> MPI_Comm comm<text:span text:style-name="T14">);</text:span></text:p>
      <text:p text:style-name="P32"><text:span text:style-name="Strong_20_Emphasis"><text:span text:style-name="T2">Exemplo</text:span></text:span><text:span text:style-name="T1">:</text:span></text:p>
      <text:p text:style-name="P23">c</text:p>
      <text:p text:style-name="P24">Copy</text:p>
      <text:p text:style-name="P25">Download</text:p>
      <text:p text:style-name="P17"><text:span text:style-name="T12">int</text:span> data<text:span text:style-name="T14">;</text:span></text:p>
      <text:p text:style-name="P18"><text:span text:style-name="T12">if</text:span> <text:span text:style-name="T14">(</text:span>rank <text:span text:style-name="T12">==</text:span> <text:span text:style-name="T15">0</text:span><text:span text:style-name="T14">)</text:span> <text:span text:style-name="T14">{</text:span></text:p>
      <text:p text:style-name="P18"><text:s text:c="4"/>data <text:span text:style-name="T12">=</text:span> <text:span text:style-name="T15">42</text:span><text:span text:style-name="T14">;</text:span> <text:span text:style-name="T16">// Só o rank 0 inicializa o dado</text:span></text:p>
      <text:p text:style-name="P14">}</text:p>
      <text:p text:style-name="P18"><text:span text:style-name="T13">MPI_Bcast</text:span><text:span text:style-name="T14">(</text:span><text:span text:style-name="T12">&amp;</text:span>data<text:span text:style-name="T14">,</text:span> <text:span text:style-name="T15">1</text:span><text:span text:style-name="T14">,</text:span> MPI_INT<text:span text:style-name="T14">,</text:span> <text:span text:style-name="T15">0</text:span><text:span text:style-name="T14">,</text:span> MPI_COMM_WORLD<text:span text:style-name="T14">);</text:span></text:p>
      <text:p text:style-name="P15">// Todos os processos agora têm data = 42</text:p>
      <text:h text:style-name="P13" text:outline-level="3">2. MPI_Scatter (Distribuição)</text:h>
      <text:p text:style-name="P32"><text:span text:style-name="Strong_20_Emphasis"><text:span text:style-name="T2">Função</text:span></text:span><text:span text:style-name="T1">: Divide um array do processo raiz em partes iguais para todos os processos.</text:span></text:p>
      <text:p text:style-name="P23">c</text:p>
      <text:p text:style-name="P24">Copy</text:p>
      <text:p text:style-name="P25">Download</text:p>
      <text:p text:style-name="P17"><text:span text:style-name="T12">int</text:span> <text:span text:style-name="T13">MPI_Scatter</text:span><text:span text:style-name="T14">(</text:span><text:span text:style-name="T12">const</text:span> <text:span text:style-name="T12">void</text:span> <text:span text:style-name="T12">*</text:span>sendbuf<text:span text:style-name="T14">,</text:span> <text:span text:style-name="T12">int</text:span> sendcount<text:span text:style-name="T14">,</text:span> MPI_Datatype sendtype<text:span text:style-name="T14">,</text:span></text:p>
      <text:p text:style-name="P18"><text:s text:c="16"/><text:span text:style-name="T12">void</text:span> <text:span text:style-name="T12">*</text:span>recvbuf<text:span text:style-name="T14">,</text:span> <text:span text:style-name="T12">int</text:span> recvcount<text:span text:style-name="T14">,</text:span> MPI_Datatype recvtype<text:span text:style-name="T14">,</text:span></text:p>
      <text:p text:style-name="P18"><text:s text:c="16"/><text:span text:style-name="T12">int</text:span> root<text:span text:style-name="T14">,</text:span> MPI_Comm comm<text:span text:style-name="T14">);</text:span></text:p>
      <text:p text:style-name="P32"><text:span text:style-name="Strong_20_Emphasis"><text:span text:style-name="T2">Exemplo</text:span></text:span><text:span text:style-name="T1">:</text:span></text:p>
      <text:p text:style-name="P23">c</text:p>
      <text:p text:style-name="P24">Copy</text:p>
      <text:p text:style-name="P25">Download</text:p>
      <text:p text:style-name="P17"><text:soft-page-break/><text:span text:style-name="T12">int</text:span> sendbuf<text:span text:style-name="T14">[</text:span><text:span text:style-name="T15">4</text:span><text:span text:style-name="T14">]</text:span> <text:span text:style-name="T12">=</text:span> <text:span text:style-name="T14">{</text:span><text:span text:style-name="T15">1</text:span><text:span text:style-name="T14">,</text:span> <text:span text:style-name="T15">2</text:span><text:span text:style-name="T14">,</text:span> <text:span text:style-name="T15">3</text:span><text:span text:style-name="T14">,</text:span> <text:span text:style-name="T15">4</text:span><text:span text:style-name="T14">};</text:span> <text:span text:style-name="T16">// Só existe no rank 0</text:span></text:p>
      <text:p text:style-name="P18"><text:span text:style-name="T12">int</text:span> recvbuf<text:span text:style-name="T14">;</text:span></text:p>
      <text:p text:style-name="P18"><text:span text:style-name="T13">MPI_Scatter</text:span><text:span text:style-name="T14">(</text:span>sendbuf<text:span text:style-name="T14">,</text:span> <text:span text:style-name="T15">1</text:span><text:span text:style-name="T14">,</text:span> MPI_INT<text:span text:style-name="T14">,</text:span> <text:span text:style-name="T12">&amp;</text:span>recvbuf<text:span text:style-name="T14">,</text:span> <text:span text:style-name="T15">1</text:span><text:span text:style-name="T14">,</text:span> MPI_INT<text:span text:style-name="T14">,</text:span> <text:span text:style-name="T15">0</text:span><text:span text:style-name="T14">,</text:span> MPI_COMM_WORLD<text:span text:style-name="T14">);</text:span></text:p>
      <text:p text:style-name="P15">// Cada rank recebe um elemento: rank 0 recebe 1, rank 1 recebe 2, etc.</text:p>
      <text:h text:style-name="P13" text:outline-level="3">3. MPI_Gather (Coleta)</text:h>
      <text:p text:style-name="P32"><text:span text:style-name="Strong_20_Emphasis"><text:span text:style-name="T2">Função</text:span></text:span><text:span text:style-name="T1">: Coleta dados de todos os processos em um array no processo raiz.</text:span></text:p>
      <text:p text:style-name="P23">c</text:p>
      <text:p text:style-name="P24">Copy</text:p>
      <text:p text:style-name="P25">Download</text:p>
      <text:p text:style-name="P17"><text:span text:style-name="T12">int</text:span> <text:span text:style-name="T13">MPI_Gather</text:span><text:span text:style-name="T14">(</text:span><text:span text:style-name="T12">const</text:span> <text:span text:style-name="T12">void</text:span> <text:span text:style-name="T12">*</text:span>sendbuf<text:span text:style-name="T14">,</text:span> <text:span text:style-name="T12">int</text:span> sendcount<text:span text:style-name="T14">,</text:span> MPI_Datatype sendtype<text:span text:style-name="T14">,</text:span></text:p>
      <text:p text:style-name="P18"><text:s text:c="15"/><text:span text:style-name="T12">void</text:span> <text:span text:style-name="T12">*</text:span>recvbuf<text:span text:style-name="T14">,</text:span> <text:span text:style-name="T12">int</text:span> recvcount<text:span text:style-name="T14">,</text:span> MPI_Datatype recvtype<text:span text:style-name="T14">,</text:span></text:p>
      <text:p text:style-name="P18"><text:s text:c="15"/><text:span text:style-name="T12">int</text:span> root<text:span text:style-name="T14">,</text:span> MPI_Comm comm<text:span text:style-name="T14">);</text:span></text:p>
      <text:p text:style-name="P32"><text:span text:style-name="Strong_20_Emphasis"><text:span text:style-name="T2">Exemplo</text:span></text:span><text:span text:style-name="T1">:</text:span></text:p>
      <text:p text:style-name="P23">c</text:p>
      <text:p text:style-name="P24">Copy</text:p>
      <text:p text:style-name="P25">Download</text:p>
      <text:p text:style-name="P17"><text:span text:style-name="T12">int</text:span> sendbuf <text:span text:style-name="T12">=</text:span> rank <text:span text:style-name="T12">+</text:span> <text:span text:style-name="T15">1</text:span><text:span text:style-name="T14">;</text:span> <text:span text:style-name="T16">// Cada rank tem seu valor</text:span></text:p>
      <text:p text:style-name="P18"><text:span text:style-name="T12">int</text:span> recvbuf<text:span text:style-name="T14">[</text:span><text:span text:style-name="T15">4</text:span><text:span text:style-name="T14">]</text:span> <text:span text:style-name="T12">=</text:span> <text:span text:style-name="T14">{</text:span><text:span text:style-name="T15">0</text:span><text:span text:style-name="T14">};</text:span> <text:span text:style-name="T16">// Só relevante no rank 0</text:span></text:p>
      <text:p text:style-name="P18"/>
      <text:p text:style-name="P18"><text:span text:style-name="T13">MPI_Gather</text:span><text:span text:style-name="T14">(</text:span><text:span text:style-name="T12">&amp;</text:span>sendbuf<text:span text:style-name="T14">,</text:span> <text:span text:style-name="T15">1</text:span><text:span text:style-name="T14">,</text:span> MPI_INT<text:span text:style-name="T14">,</text:span> recvbuf<text:span text:style-name="T14">,</text:span> <text:span text:style-name="T15">1</text:span><text:span text:style-name="T14">,</text:span> MPI_INT<text:span text:style-name="T14">,</text:span> <text:span text:style-name="T15">0</text:span><text:span text:style-name="T14">,</text:span> MPI_COMM_WORLD<text:span text:style-name="T14">);</text:span></text:p>
      <text:p text:style-name="P15">// Se tivermos 4 ranks, recvbuf no rank 0 será {1, 2, 3, 4}</text:p>
      <text:h text:style-name="P6" text:outline-level="3">4. MPI_Reduce (Redução)</text:h>
      <text:p text:style-name="P32"><text:span text:style-name="Strong_20_Emphasis"><text:span text:style-name="T3">Função</text:span></text:span><text:span text:style-name="T4">: Aplica uma operação (soma, máximo, mínimo, etc.) em dados de todos os processos.</text:span></text:p>
      <text:p text:style-name="P29">c</text:p>
      <text:p text:style-name="P24">Copy</text:p>
      <text:p text:style-name="P25">Download</text:p>
      <text:p text:style-name="P17"><text:span text:style-name="T12">int</text:span> <text:span text:style-name="T13">MPI_Reduce</text:span><text:span text:style-name="T14">(</text:span><text:span text:style-name="T12">const</text:span> <text:span text:style-name="T12">void</text:span> <text:span text:style-name="T12">*</text:span>sendbuf<text:span text:style-name="T14">,</text:span> <text:span text:style-name="T12">void</text:span> <text:span text:style-name="T12">*</text:span>recvbuf<text:span text:style-name="T14">,</text:span> <text:span text:style-name="T12">int</text:span> count<text:span text:style-name="T14">,</text:span></text:p>
      <text:p text:style-name="P18"><text:s text:c="15"/>MPI_Datatype datatype<text:span text:style-name="T14">,</text:span> MPI_Op op<text:span text:style-name="T14">,</text:span> <text:span text:style-name="T12">int</text:span> root<text:span text:style-name="T14">,</text:span></text:p>
      <text:p text:style-name="P18"><text:s text:c="15"/>MPI_Comm comm<text:span text:style-name="T14">);</text:span></text:p>
      <text:p text:style-name="P32"><text:span text:style-name="Strong_20_Emphasis"><text:span text:style-name="T2">Exemplo</text:span></text:span><text:span text:style-name="T1">:</text:span></text:p>
      <text:p text:style-name="P23">c</text:p>
      <text:p text:style-name="P24">Copy</text:p>
      <text:p text:style-name="P25">Download</text:p>
      <text:p text:style-name="P17"><text:span text:style-name="T12">int</text:span> value <text:span text:style-name="T12">=</text:span> rank <text:span text:style-name="T12">+</text:span> <text:span text:style-name="T15">1</text:span><text:span text:style-name="T14">;</text:span></text:p>
      <text:p text:style-name="P18"><text:span text:style-name="T12">int</text:span> sum<text:span text:style-name="T14">;</text:span></text:p>
      <text:p text:style-name="P18"/>
      <text:p text:style-name="P18"><text:span text:style-name="T13">MPI_Reduce</text:span><text:span text:style-name="T14">(</text:span><text:span text:style-name="T12">&amp;</text:span>value<text:span text:style-name="T14">,</text:span> <text:span text:style-name="T12">&amp;</text:span>sum<text:span text:style-name="T14">,</text:span> <text:span text:style-name="T15">1</text:span><text:span text:style-name="T14">,</text:span> MPI_INT<text:span text:style-name="T14">,</text:span> MPI_SUM<text:span text:style-name="T14">,</text:span> <text:span text:style-name="T15">0</text:span><text:span text:style-name="T14">,</text:span> MPI_COMM_WORLD<text:span text:style-name="T14">);</text:span></text:p>
      <text:p text:style-name="P15">// No rank 0, sum será a soma de todos os values (1+2+3+4=10 para 4 ranks)</text:p>
      <text:h text:style-name="P5" text:outline-level="2">Por que a Barreira (MPI_Barrier) é importante?</text:h>
      <text:p text:style-name="P32"><text:span text:style-name="T4">A função </text:span><text:span text:style-name="Source_20_Text"><text:span text:style-name="T5">MPI_Barrier</text:span></text:span><text:span text:style-name="T4"> é uma operação coletiva especial que sincroniza todos os processos:</text:span></text:p>
      <text:p text:style-name="P29"><text:soft-page-break/>c</text:p>
      <text:p text:style-name="P24"><text:s/></text:p>
      <text:p text:style-name="P17"><text:span text:style-name="T12">int</text:span> <text:span text:style-name="T13">MPI_Barrier</text:span><text:span text:style-name="T14">(</text:span>MPI_Comm comm<text:span text:style-name="T14">);</text:span></text:p>
      <text:h text:style-name="P6" text:outline-level="3">Importância da Barreira:</text:h>
      <text:list xml:id="list4011082893" text:style-name="L18">
        <text:list-item>
          <text:p text:style-name="P65"><text:span text:style-name="Strong_20_Emphasis"><text:span text:style-name="T3">Sincronização Global</text:span></text:span><text:span text:style-name="T4">: Garante que todos os processos alcancem o mesmo ponto no código antes de continuar.</text:span></text:p>
        </text:list-item>
        <text:list-item>
          <text:p text:style-name="P66"><text:span text:style-name="Strong_20_Emphasis"><text:span text:style-name="T3">Medição de Tempo</text:span></text:span><text:span text:style-name="T4">: Permite medir tempos de forma consistente:</text:span></text:p>
          <text:p text:style-name="P59">c</text:p>
          <text:p text:style-name="P60"><text:s/></text:p>
          <text:p text:style-name="P36"><text:span text:style-name="T12">double</text:span> start<text:span text:style-name="T14">,</text:span> end<text:span text:style-name="T14">;</text:span></text:p>
          <text:p text:style-name="P39"/>
          <text:p text:style-name="P37"><text:span text:style-name="T13">MPI_Barrier</text:span><text:span text:style-name="T14">(</text:span>MPI_COMM_WORLD<text:span text:style-name="T14">);</text:span></text:p>
          <text:p text:style-name="P37">start <text:span text:style-name="T12">=</text:span> <text:span text:style-name="T13">MPI_Wtime</text:span><text:span text:style-name="T14">();</text:span></text:p>
          <text:p text:style-name="P38">// Código a ser medido</text:p>
          <text:p text:style-name="P37"><text:span text:style-name="T13">MPI_Barrier</text:span><text:span text:style-name="T14">(</text:span>MPI_COMM_WORLD<text:span text:style-name="T14">);</text:span></text:p>
          <text:p text:style-name="P37">end <text:span text:style-name="T12">=</text:span> <text:span text:style-name="T13">MPI_Wtime</text:span><text:span text:style-name="T14">();</text:span></text:p>
          <text:p text:style-name="P39"/>
          <text:p text:style-name="P37"><text:span text:style-name="T12">if</text:span> <text:span text:style-name="T14">(</text:span>rank <text:span text:style-name="T12">==</text:span> <text:span text:style-name="T15">0</text:span><text:span text:style-name="T14">)</text:span> <text:span text:style-name="T13">printf</text:span><text:span text:style-name="T14">(</text:span><text:span text:style-name="T17">"Tempo: %f\n"</text:span><text:span text:style-name="T14">,</text:span> end <text:span text:style-name="T12">-</text:span> start<text:span text:style-name="T14">);</text:span></text:p>
        </text:list-item>
        <text:list-item>
          <text:p text:style-name="P65"><text:span text:style-name="Strong_20_Emphasis"><text:span text:style-name="T3">Ordem de Operações</text:span></text:span><text:span text:style-name="T4">: Garante que operações anteriores tenham terminado antes de prosseguir.</text:span></text:p>
        </text:list-item>
        <text:list-item>
          <text:p text:style-name="P65"><text:span text:style-name="Strong_20_Emphasis"><text:span text:style-name="T3">Consistência de Estado</text:span></text:span><text:span text:style-name="T4">: Útil quando processos precisam compartilhar recursos ou estados.</text:span></text:p>
        </text:list-item>
      </text:list>
      <text:h text:style-name="P6" text:outline-level="3">Exemplo de Uso de Barreira:</text:h>
      <text:p text:style-name="P29">c</text:p>
      <text:p text:style-name="P24"><text:s/></text:p>
      <text:p text:style-name="P20"><text:span text:style-name="T13">printf</text:span><text:span text:style-name="T14">(</text:span><text:span text:style-name="T17">"Rank %d: Fase 1 completa\n"</text:span><text:span text:style-name="T14">,</text:span> rank<text:span text:style-name="T14">);</text:span></text:p>
      <text:p text:style-name="P21"/>
      <text:p text:style-name="P21"><text:span text:style-name="T13">MPI_Barrier</text:span><text:span text:style-name="T14">(</text:span>MPI_COMM_WORLD<text:span text:style-name="T14">);</text:span> <text:span text:style-name="T16">// Todos esperam aqui</text:span></text:p>
      <text:p text:style-name="P21"/>
      <text:p text:style-name="P16">// Só continua quando todos completaram a fase 1</text:p>
      <text:p text:style-name="P21"><text:span text:style-name="T12">if</text:span> <text:span text:style-name="T14">(</text:span>rank <text:span text:style-name="T12">==</text:span> <text:span text:style-name="T15">0</text:span><text:span text:style-name="T14">)</text:span> <text:span text:style-name="T13">printf</text:span><text:span text:style-name="T14">(</text:span><text:span text:style-name="T17">"Todos completaram a fase 1\n"</text:span><text:span text:style-name="T14">);</text:span></text:p>
      <text:h text:style-name="P6" text:outline-level="3"/>
      <text:h text:style-name="P6" text:outline-level="3">Quando Evitar Barreiras:</text:h>
      <text:list xml:id="list1064788652" text:style-name="L19">
        <text:list-item>
          <text:p text:style-name="P54">Em operações coletivas regulares (muitas já têm sincronização implícita)</text:p>
        </text:list-item>
        <text:list-item>
          <text:p text:style-name="P54">Em seções críticas de desempenho (podem causar espera ociosa)</text:p>
        </text:list-item>
      </text:list>
      <text:h text:style-name="P5" text:outline-level="2">Operações Coletivas Avançadas</text:h>
      <text:list xml:id="list167204432" text:style-name="L20">
        <text:list-item>
          <text:p text:style-name="P67"><text:span text:style-name="Strong_20_Emphasis"><text:span text:style-name="T3">MPI_Allgather</text:span></text:span><text:span text:style-name="T4">: Versão "all" do Gather, onde todos recebem o resultado</text:span></text:p>
        </text:list-item>
        <text:list-item>
          <text:p text:style-name="P67"><text:span text:style-name="Strong_20_Emphasis"><text:span text:style-name="T3">MPI_Allreduce</text:span></text:span><text:span text:style-name="T4">: Versão "all" do Reduce, onde todos recebem o resultado</text:span></text:p>
        </text:list-item>
        <text:list-item>
          <text:p text:style-name="P67"><text:span text:style-name="Strong_20_Emphasis"><text:span text:style-name="T3">MPI_Scatterv/MPI_Gatherv</text:span></text:span><text:span text:style-name="T4">: Versões com tamanhos variáveis de dados</text:span></text:p>
        </text:list-item>
        <text:list-item>
          <text:p text:style-name="P67"><text:span text:style-name="Strong_20_Emphasis"><text:span text:style-name="T3">MPI_Scan</text:span></text:span><text:span text:style-name="T4">: Operação de prefixo (prefix sum)</text:span></text:p>
        </text:list-item>
      </text:list>
      <text:p text:style-name="P30"><text:soft-page-break/>As operações coletivas são fundamentais para escrever programas MPI eficientes e legíveis, abstraindo comunicações complexas em chamadas simples e altamente otimizadas.</text:p>
      <text:p text:style-name="P30"/>
      <text:p text:style-name="P30"/>
      <text:p text:style-name="P2"># Bufferização em MPI: Conceito e Aplicações</text:p>
      <text:p text:style-name="P2"/>
      <text:p text:style-name="P2">## O que é Bufferização?</text:p>
      <text:p text:style-name="P2"/>
      <text:p text:style-name="P2">Bufferização (buffering) em MPI refere-se ao **armazenamento temporário** de mensagens em uma área de memória intermediária antes do envio ou após o recebimento. É um mecanismo crucial para:</text:p>
      <text:p text:style-name="P2"/>
      <text:p text:style-name="P2">- **Desacoplar** o processo de comunicação entre sender e receiver</text:p>
      <text:p text:style-name="P2">- **Otimizar** o fluxo de dados entre processos</text:p>
      <text:p text:style-name="P2">- **Gerenciar** situações onde produtor e consumidor operam em velocidades diferentes</text:p>
      <text:p text:style-name="P2"/>
      <text:p text:style-name="P2">## Tipos de Bufferização em MPI</text:p>
      <text:p text:style-name="P2"/>
      <text:p text:style-name="P2">### 1. Bufferização Interna (Automática)</text:p>
      <text:p text:style-name="P2">O próprio runtime MPI gerencia buffers internamente para:</text:p>
      <text:p text:style-name="P2">- Mensagens pequenas (geralmente até ~128KB, dependendo da implementação)</text:p>
      <text:p text:style-name="P2">- Operações padrão (MPI_Send/MPI_Recv)</text:p>
      <text:p text:style-name="P2"/>
      <text:p text:style-name="P2">### 2. Bufferização Explícita (MPI_Bsend)</text:p>
      <text:p text:style-name="P2">Quando o programador aloca e gerencia manualmente os buffers:</text:p>
      <text:p text:style-name="P2">```c</text:p>
      <text:p text:style-name="P2">char buffer[BUFFER_SIZE];</text:p>
      <text:p text:style-name="P2">MPI_Buffer_attach(buffer, BUFFER_SIZE);</text:p>
      <text:p text:style-name="P2">// Agora posso usar MPI_Bsend</text:p>
      <text:p text:style-name="P2">MPI_Bsend(data, count, datatype, dest, tag, comm);</text:p>
      <text:p text:style-name="P2">MPI_Buffer_detach(&amp;buffer, &amp;size);</text:p>
      <text:p text:style-name="P2">```</text:p>
      <text:p text:style-name="P2"><text:soft-page-break/></text:p>
      <text:p text:style-name="P2">### 3. Bufferização do Usuário</text:p>
      <text:p text:style-name="P2">Quando você mesmo implementa buffers na aplicação:</text:p>
      <text:p text:style-name="P2">```c</text:p>
      <text:p text:style-name="P2">double *send_buffer = malloc(buffer_size);</text:p>
      <text:p text:style-name="P2">// Preenche o buffer</text:p>
      <text:p text:style-name="P2">MPI_Send(send_buffer, count, MPI_DOUBLE, dest, tag, comm);</text:p>
      <text:p text:style-name="P2">```</text:p>
      <text:p text:style-name="P2"/>
      <text:p text:style-name="P2">## Vantagens da Bufferização</text:p>
      <text:p text:style-name="P2"/>
      <text:p text:style-name="P2">1. **Aumento de Desempenho**:</text:p>
      <text:p text:style-name="P2"><text:s text:c="3"/>- Permite sobreposição (overlap) de computação e comunicação</text:p>
      <text:p text:style-name="P2"><text:s text:c="3"/>- Reduz tempo de espera entre processos</text:p>
      <text:p text:style-name="P2"/>
      <text:p text:style-name="P2">2. **Prevenção de Deadlocks**:</text:p>
      <text:p text:style-name="P2"><text:s text:c="3"/>- Mensagens bufferizadas não bloqueiam o sender imediatamente</text:p>
      <text:p text:style-name="P2"><text:s text:c="3"/>- Exemplo: comunicação circular entre processos</text:p>
      <text:p text:style-name="P2"/>
      <text:p text:style-name="P2">3. **Estabilidade**:</text:p>
      <text:p text:style-name="P2"><text:s text:c="3"/>- Protege contra falhas quando o receiver não está pronto</text:p>
      <text:p text:style-name="P2"><text:s text:c="3"/>- Gerencia picos temporários de comunicação</text:p>
      <text:p text:style-name="P2"/>
      <text:p text:style-name="P2">4. **Flexibilidade**:</text:p>
      <text:p text:style-name="P2"><text:s text:c="3"/>- Permite padrões de comunicação mais complexos</text:p>
      <text:p text:style-name="P2"><text:s text:c="3"/>- Facilita implementação de produtores/consumidores</text:p>
      <text:p text:style-name="P2"/>
      <text:p text:style-name="P2">## Quando Usar Bufferização em MPI</text:p>
      <text:p text:style-name="P2"/>
      <text:p text:style-name="P2">### Casos Típicos:</text:p>
      <text:p text:style-name="P2"/>
      <text:p text:style-name="P2">1. **Comunicação Assíncrona**:</text:p>
      <text:p text:style-name="P2"><text:soft-page-break/><text:s text:c="3"/>- Quando você quer continuar computando enquanto dados são transmitidos</text:p>
      <text:p text:style-name="P2"><text:s text:c="3"/>```c</text:p>
      <text:p text:style-name="P2"><text:s text:c="3"/>MPI_Isend(buffer, count, type, dest, tag, comm, &amp;request);</text:p>
      <text:p text:style-name="P2"><text:s text:c="3"/>// Continua computação...</text:p>
      <text:p text:style-name="P2"><text:s text:c="3"/>MPI_Wait(&amp;request, &amp;status);</text:p>
      <text:p text:style-name="P2"><text:s text:c="3"/>```</text:p>
      <text:p text:style-name="P2"/>
      <text:p text:style-name="P2">2. **Padrões Irregulares**:</text:p>
      <text:p text:style-name="P2"><text:s text:c="3"/>- Quando processos produzem/consomem dados em taxas variáveis</text:p>
      <text:p text:style-name="P2"/>
      <text:p text:style-name="P2">3. **Comunicação em Lote**:</text:p>
      <text:p text:style-name="P2"><text:s text:c="3"/>- Agrupar várias mensagens pequenas em um único envio maior</text:p>
      <text:p text:style-name="P2"><text:s text:c="3"/>```c</text:p>
      <text:p text:style-name="P2"><text:s text:c="3"/>// Bufferiza 100 mensagens pequenas</text:p>
      <text:p text:style-name="P2"><text:s text:c="3"/>for(int i=0; i&lt;100; i++) {</text:p>
      <text:p text:style-name="P2"><text:s text:c="7"/>MPI_Bsend(&amp;data[i], 1, MPI_INT, dest, tag, comm);</text:p>
      <text:p text:style-name="P2"><text:s text:c="3"/>}</text:p>
      <text:p text:style-name="P2"><text:s text:c="3"/>```</text:p>
      <text:p text:style-name="P2"/>
      <text:p text:style-name="P2">4. **Aplicações com Picos de Comunicação**:</text:p>
      <text:p text:style-name="P2"><text:s text:c="3"/>- Quando momentos específicos exigem muita troca de mensagens</text:p>
      <text:p text:style-name="P2"/>
      <text:p text:style-name="P2">## Como Implementar em MPI</text:p>
      <text:p text:style-name="P2"/>
      <text:p text:style-name="P2">### 1. Bufferização Automática (Padrão)</text:p>
      <text:p text:style-name="P2">```c</text:p>
      <text:p text:style-name="P2">MPI_Send(data, count, datatype, dest, tag, comm); // Usa buffer interno</text:p>
      <text:p text:style-name="P2">```</text:p>
      <text:p text:style-name="P2"/>
      <text:p text:style-name="P2">### 2. Bufferização Explícita (Bsend)</text:p>
      <text:p text:style-name="P2">```c</text:p>
      <text:p text:style-name="P2">int size;</text:p>
      <text:p text:style-name="P2"><text:soft-page-break/>MPI_Pack_size(count, datatype, comm, &amp;size);</text:p>
      <text:p text:style-name="P2">size += MPI_BSEND_OVERHEAD; // Espaço adicional para metadados</text:p>
      <text:p text:style-name="P2">char *buffer = malloc(size);</text:p>
      <text:p text:style-name="P2">MPI_Buffer_attach(buffer, size);</text:p>
      <text:p text:style-name="P2"/>
      <text:p text:style-name="P2">MPI_Bsend(data, count, datatype, dest, tag, comm); // Não bloqueante</text:p>
      <text:p text:style-name="P2"/>
      <text:p text:style-name="P2">// Limpeza</text:p>
      <text:p text:style-name="P2">MPI_Buffer_detach(&amp;buffer, &amp;size);</text:p>
      <text:p text:style-name="P2">free(buffer);</text:p>
      <text:p text:style-name="P2">```</text:p>
      <text:p text:style-name="P2"/>
      <text:p text:style-name="P2">### 3. Comunicação Não-Bloqueante (Isend/Irecv)</text:p>
      <text:p text:style-name="P2">```c</text:p>
      <text:p text:style-name="P2">MPI_Request request;</text:p>
      <text:p text:style-name="P2">MPI_Isend(data, count, datatype, dest, tag, comm, &amp;request);</text:p>
      <text:p text:style-name="P2">// ... trabalho útil ...</text:p>
      <text:p text:style-name="P2">MPI_Wait(&amp;request, MPI_STATUS_IGNORE);</text:p>
      <text:p text:style-name="P2">```</text:p>
      <text:p text:style-name="P2"/>
      <text:h text:style-name="P10" text:outline-level="2">Comparação de Métodos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>
            <table:table-cell table:style-name="Tabela3.A1" office:value-type="string">
              <text:p text:style-name="P27">Método</text:p>
            </table:table-cell>
            <table:table-cell table:style-name="Tabela3.A1" office:value-type="string">
              <text:p text:style-name="P27">Overhead</text:p>
            </table:table-cell>
            <table:table-cell table:style-name="Tabela3.A1" office:value-type="string">
              <text:p text:style-name="P27">Controle</text:p>
            </table:table-cell>
            <table:table-cell table:style-name="Tabela3.A1" office:value-type="string">
              <text:p text:style-name="P27">Segurança</text:p>
            </table:table-cell>
            <table:table-cell table:style-name="Tabela3.E1" office:value-type="string">
              <text:p text:style-name="P27">Complexidade</text:p>
            </table:table-cell>
          </table:table-row>
        </table:table-header-rows>
        <table:table-row>
          <table:table-cell table:style-name="Tabela3.A2" office:value-type="string">
            <text:p text:style-name="P26">Send/Recv padrão</text:p>
          </table:table-cell>
          <table:table-cell table:style-name="Tabela3.A2" office:value-type="string">
            <text:p text:style-name="P26">Baixo</text:p>
          </table:table-cell>
          <table:table-cell table:style-name="Tabela3.A2" office:value-type="string">
            <text:p text:style-name="P26">Baixo</text:p>
          </table:table-cell>
          <table:table-cell table:style-name="Tabela3.A2" office:value-type="string">
            <text:p text:style-name="P26">Alta</text:p>
          </table:table-cell>
          <table:table-cell table:style-name="Tabela3.E2" office:value-type="string">
            <text:p text:style-name="P26">Baixa</text:p>
          </table:table-cell>
        </table:table-row>
        <table:table-row>
          <table:table-cell table:style-name="Tabela3.A2" office:value-type="string">
            <text:p text:style-name="P26">Bsend</text:p>
          </table:table-cell>
          <table:table-cell table:style-name="Tabela3.A2" office:value-type="string">
            <text:p text:style-name="P26">Médio</text:p>
          </table:table-cell>
          <table:table-cell table:style-name="Tabela3.A2" office:value-type="string">
            <text:p text:style-name="P26">Médio</text:p>
          </table:table-cell>
          <table:table-cell table:style-name="Tabela3.A2" office:value-type="string">
            <text:p text:style-name="P26">Alta</text:p>
          </table:table-cell>
          <table:table-cell table:style-name="Tabela3.E2" office:value-type="string">
            <text:p text:style-name="P26">Média</text:p>
          </table:table-cell>
        </table:table-row>
        <table:table-row>
          <table:table-cell table:style-name="Tabela3.A2" office:value-type="string">
            <text:p text:style-name="P26">Isend/Irecv</text:p>
          </table:table-cell>
          <table:table-cell table:style-name="Tabela3.A2" office:value-type="string">
            <text:p text:style-name="P26">Baixo</text:p>
          </table:table-cell>
          <table:table-cell table:style-name="Tabela3.A2" office:value-type="string">
            <text:p text:style-name="P26">Alto</text:p>
          </table:table-cell>
          <table:table-cell table:style-name="Tabela3.A2" office:value-type="string">
            <text:p text:style-name="P26">Média</text:p>
          </table:table-cell>
          <table:table-cell table:style-name="Tabela3.E2" office:value-type="string">
            <text:p text:style-name="P26">Alta</text:p>
          </table:table-cell>
        </table:table-row>
        <table:table-row>
          <table:table-cell table:style-name="Tabela3.A2" office:value-type="string">
            <text:p text:style-name="P26">Buffer manual</text:p>
          </table:table-cell>
          <table:table-cell table:style-name="Tabela3.A2" office:value-type="string">
            <text:p text:style-name="P26">Variável</text:p>
          </table:table-cell>
          <table:table-cell table:style-name="Tabela3.A2" office:value-type="string">
            <text:p text:style-name="P26">Máximo</text:p>
          </table:table-cell>
          <table:table-cell table:style-name="Tabela3.A2" office:value-type="string">
            <text:p text:style-name="P26">Variável</text:p>
          </table:table-cell>
          <table:table-cell table:style-name="Tabela3.E2" office:value-type="string">
            <text:p text:style-name="P26">Máxima</text:p>
          </table:table-cell>
        </table:table-row>
      </table:table>
      <text:p text:style-name="P2"/>
      <text:p text:style-name="P2"/>
      <text:p text:style-name="P2">## Exemplo Prático: Produtor-Consumidor</text:p>
      <text:p text:style-name="P2"/>
      <text:p text:style-name="P2">```c</text:p>
      <text:p text:style-name="P2"><text:soft-page-break/>// Produtor</text:p>
      <text:p text:style-name="P2">void producer(int rank) {</text:p>
      <text:p text:style-name="P2"><text:s text:c="4"/>double data[CHUNK_SIZE];</text:p>
      <text:p text:style-name="P2"><text:s text:c="4"/>for(int i=0; i&lt;NUM_CHUNKS; i++) {</text:p>
      <text:p text:style-name="P2"><text:s text:c="8"/>generate_data(data);</text:p>
      <text:p text:style-name="P2"><text:s text:c="8"/>MPI_Bsend(data, CHUNK_SIZE, MPI_DOUBLE, CONSUMER_RANK, 0, MPI_COMM_WORLD);</text:p>
      <text:p text:style-name="P2"><text:s text:c="4"/>}</text:p>
      <text:p text:style-name="P2">}</text:p>
      <text:p text:style-name="P2"/>
      <text:p text:style-name="P2">// Consumidor</text:p>
      <text:p text:style-name="P2">void consumer() {</text:p>
      <text:p text:style-name="P2"><text:s text:c="4"/>double data[CHUNK_SIZE];</text:p>
      <text:p text:style-name="P2"><text:s text:c="4"/>MPI_Status status;</text:p>
      <text:p text:style-name="P2"><text:s text:c="4"/>for(int i=0; i&lt;NUM_CHUNKS; i++) {</text:p>
      <text:p text:style-name="P2"><text:s text:c="8"/>MPI_Recv(data, CHUNK_SIZE, MPI_DOUBLE, MPI_ANY_SOURCE, 0, MPI_COMM_WORLD, &amp;status);</text:p>
      <text:p text:style-name="P2"><text:s text:c="8"/>process_data(data);</text:p>
      <text:p text:style-name="P2"><text:s text:c="4"/>}</text:p>
      <text:p text:style-name="P2">}</text:p>
      <text:p text:style-name="P2">```</text:p>
      <text:p text:style-name="P2"/>
      <text:p text:style-name="P2">## Boas Práticas</text:p>
      <text:p text:style-name="P2"/>
      <text:p text:style-name="P2">1. **Para mensagens pequenas**: Confie no buffer interno do MPI</text:p>
      <text:p text:style-name="P2">2. **Para comunicação intensiva**: Use Isend/Irecv com buffers próprios</text:p>
      <text:p text:style-name="P2">3. **Em sistemas com memória limitada**: Cuidado com bufferização excessiva</text:p>
      <text:p text:style-name="P2">4. **Sempre teste**: O desempenho varia conforme implementação MPI e hardware</text:p>
      <text:p text:style-name="P2"/>
      <text:p text:style-name="P2">## Quando Evitar Bufferização</text:p>
      <text:p text:style-name="P2"/>
      <text:p text:style-name="P2">1. **Mensagens muito grandes**: Pode esgotar memória</text:p>
      <text:p text:style-name="P2"><text:soft-page-break/>2. **Aplicações sensíveis a latência**: Bufferização adiciona overhead</text:p>
      <text:p text:style-name="P2">3. **Ambientes com restrição de memória**: Como sistemas embarcados</text:p>
      <text:p text:style-name="P2"/>
      <text:p text:style-name="P2">Bufferização é uma ferramenta poderosa, mas requer balanceamento entre desempenho, complexidade e uso de recursos. Sempre meça o impacto real em sua aplicação específica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6-02T20:53:21.747474440</dc:date>
    <meta:editing-duration>P1DT6H16M34S</meta:editing-duration>
    <meta:editing-cycles>64</meta:editing-cycles>
    <meta:document-statistic meta:table-count="3" meta:image-count="0" meta:object-count="0" meta:page-count="13" meta:paragraph-count="372" meta:word-count="1885" meta:character-count="13605" meta:non-whitespace-character-count="11839"/>
  </office:meta>
</office:document-meta>
</file>